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officeooo:rsid="00209a01" officeooo:paragraph-rsid="00209a01" style:font-size-asian="10pt" style:font-size-complex="10pt"/>
    </style:style>
    <style:style style:name="P2" style:family="paragraph" style:parent-style-name="Standard">
      <style:text-properties style:font-name="DejaVu Sans Mono" fo:font-size="10pt" officeooo:rsid="0021d7cb" officeooo:paragraph-rsid="0021d7cb" style:font-size-asian="10pt" style:font-size-complex="10pt"/>
    </style:style>
    <style:style style:name="P3" style:family="paragraph" style:parent-style-name="Standard">
      <style:text-properties style:font-name="DejaVu Sans Mono" fo:font-size="10pt" officeooo:rsid="0021d7cb" officeooo:paragraph-rsid="002ca195" style:font-size-asian="10pt" style:font-size-complex="10pt"/>
    </style:style>
    <style:style style:name="P4" style:family="paragraph" style:parent-style-name="Standard">
      <style:text-properties style:font-name="DejaVu Sans Mono" fo:font-size="10pt" officeooo:rsid="0021d7cb" officeooo:paragraph-rsid="003206f4" style:font-size-asian="10pt" style:font-size-complex="10pt"/>
    </style:style>
    <style:style style:name="P5" style:family="paragraph" style:parent-style-name="Standard">
      <style:text-properties style:font-name="DejaVu Sans Mono" fo:font-size="10pt" officeooo:rsid="0036b991" officeooo:paragraph-rsid="0036b991" style:font-size-asian="10pt" style:font-size-complex="10pt"/>
    </style:style>
    <style:style style:name="P6" style:family="paragraph" style:parent-style-name="Standard">
      <style:text-properties style:font-name="DejaVu Sans Mono" fo:font-size="10pt" officeooo:rsid="0027e578" officeooo:paragraph-rsid="0027e578" style:font-size-asian="10pt" style:font-size-complex="10pt"/>
    </style:style>
    <style:style style:name="P7" style:family="paragraph" style:parent-style-name="Standard">
      <style:text-properties style:font-name="DejaVu Sans Mono" fo:font-size="10pt" officeooo:rsid="00228999" officeooo:paragraph-rsid="00228999" style:font-size-asian="10pt" style:font-size-complex="10pt"/>
    </style:style>
    <style:style style:name="P8" style:family="paragraph" style:parent-style-name="Standard">
      <style:text-properties style:font-name="DejaVu Sans Mono" fo:font-size="10pt" officeooo:rsid="002443d3" officeooo:paragraph-rsid="002443d3" style:font-size-asian="10pt" style:font-size-complex="10pt"/>
    </style:style>
    <style:style style:name="P9" style:family="paragraph" style:parent-style-name="Standard">
      <style:text-properties style:font-name="DejaVu Sans Mono" fo:font-size="10pt" officeooo:rsid="0029d841" officeooo:paragraph-rsid="0029d841" style:font-size-asian="10pt" style:font-size-complex="10pt"/>
    </style:style>
    <style:style style:name="P10" style:family="paragraph" style:parent-style-name="Standard">
      <style:text-properties style:font-name="DejaVu Sans Mono" fo:font-size="10pt" officeooo:rsid="00209a01" officeooo:paragraph-rsid="00209a01" style:font-size-asian="10pt" style:font-size-complex="10pt"/>
    </style:style>
    <style:style style:name="T1" style:family="text">
      <style:text-properties officeooo:rsid="002443d3"/>
    </style:style>
    <style:style style:name="T2" style:family="text">
      <style:text-properties officeooo:rsid="0024cb86"/>
    </style:style>
    <style:style style:name="T3" style:family="text">
      <style:text-properties officeooo:rsid="0027e578"/>
    </style:style>
    <style:style style:name="T4" style:family="text">
      <style:text-properties officeooo:rsid="0028e8b3"/>
    </style:style>
    <style:style style:name="T5" style:family="text">
      <style:text-properties officeooo:rsid="0029d841"/>
    </style:style>
    <style:style style:name="T6" style:family="text">
      <style:text-properties officeooo:rsid="002ca195"/>
    </style:style>
    <style:style style:name="T7" style:family="text">
      <style:text-properties officeooo:rsid="002fcb02"/>
    </style:style>
    <style:style style:name="T8" style:family="text">
      <style:text-properties officeooo:rsid="00314455"/>
    </style:style>
    <style:style style:name="T9" style:family="text">
      <style:text-properties officeooo:rsid="003206f4"/>
    </style:style>
    <style:style style:name="T10" style:family="text">
      <style:text-properties officeooo:rsid="00383f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less noted otherwise numbers are little-endian and 16-bit</text:p>
      <text:p text:style-name="P1"/>
      <text:p text:style-name="P1">Packet</text:p>
      <text:p text:style-name="P1">command<text:tab/>param[5]</text:p>
      <text:p text:style-name="P1">uint16<text:tab/>u?int16</text:p>
      <text:p text:style-name="P1"/>
      <text:p text:style-name="P2">0x8001<text:tab/>Travels the beam <text:span text:style-name="T4">(move without cutting)</text:span></text:p>
      <text:p text:style-name="P3"><text:tab/><text:tab/><text:span text:style-name="T6">param0: y uint16</text:span></text:p>
      <text:p text:style-name="P3"><text:tab/><text:tab/><text:span text:style-name="T6">param1: x uint16</text:span></text:p>
      <text:p text:style-name="P3"><text:tab/><text:tab/><text:span text:style-name="T6">param3: distance</text:span></text:p>
      <text:p text:style-name="P3"/>
      <text:p text:style-name="P5">0x8002<text:tab/>no operation <text:span text:style-name="T10">(use this to pad all packets to exactly 256 commands)</text:span></text:p>
      <text:p text:style-name="P3"/>
      <text:p text:style-name="P6">0x8004 <text:tab/><text:span text:style-name="T4">Wait</text:span></text:p>
      <text:p text:style-name="P6"><text:tab/><text:tab/><text:span text:style-name="T4">param0: 1 unit = 10 microseconds</text:span></text:p>
      <text:p text:style-name="P2"/>
      <text:p text:style-name="P2">0x8005 <text:s text:c="3"/>Cut <text:span text:style-name="T4">movement</text:span></text:p>
      <text:p text:style-name="P2"><text:tab/><text:tab/><text:span text:style-name="T6">param0: y uint16 </text:span></text:p>
      <text:p text:style-name="P2"><text:tab/><text:tab/><text:span text:style-name="T6">param1: x uint16 “galvo units?”</text:span></text:p>
      <text:p text:style-name="P2"><text:tab/><text:tab/><text:span text:style-name="T7">param2: unknown, sometimes it is 0x0000, others 0x8000</text:span></text:p>
      <text:p text:style-name="P2"><text:tab/><text:tab/><text:tab/><text:span text:style-name="T9">Seems to be 0x0000 when it is the first movement of a </text:span></text:p>
      <text:p text:style-name="P4"><text:tab/><text:tab/><text:tab/><text:span text:style-name="T9">figure, or is part of raster or hatch, or goes straight.<text:tab/>0x8000 when it makes a sharp turn, 0x4000 when it makes a gentle turn; When cutting ovals, it is a small number instead. Probably related to ringing compensation.</text:span></text:p>
      <text:p text:style-name="P2"><text:tab/><text:tab/><text:span text:style-name="T6">param3: distance covered by this movement (must be calculated, or else it will not work.)</text:span></text:p>
      <text:p text:style-name="P2"/>
      <text:p text:style-name="P7">0x8006<text:tab/>Set traveling speed</text:p>
      <text:p text:style-name="P7"><text:tab/><text:tab/>param0: the speed, in units of <text:span text:style-name="T10">~1.9656 mm/sec</text:span></text:p>
      <text:p text:style-name="P7"><text:tab/><text:tab/>(probably affected by lens compensation/calibration)</text:p>
      <text:p text:style-name="P7"/>
      <text:p text:style-name="P8">0x8007 <text:tab/><text:span text:style-name="T3">Laser On TC(us) </text:span></text:p>
      <text:p text:style-name="P8"><text:tab/><text:tab/>param0: <text:span text:style-name="T3">microseconds (1:1)</text:span></text:p>
      <text:p text:style-name="P8">0x8008<text:tab/><text:span text:style-name="T3">Laser Off TC(us) </text:span></text:p>
      <text:p text:style-name="P1"><text:tab/><text:tab/><text:span text:style-name="T1">param0: microseconds (1:1)</text:span></text:p>
      <text:p text:style-name="P1"/>
      <text:p text:style-name="P1">0x800C<text:tab/>Set cutting speed</text:p>
      <text:p text:style-name="P1"><text:tab/><text:tab/>param0: the speed, <text:tab/>in units of 1.9656 mm/sec</text:p>
      <text:p text:style-name="P1"><text:tab/><text:tab/>maybe affected by working area of installed lens?</text:p>
      <text:p text:style-name="P1"/>
      <text:p text:style-name="P8">0x800D<text:tab/>Often seen before cutting <text:span text:style-name="T2">&amp;</text:span> between things, <text:span text:style-name="T2">esp 0x8001</text:span></text:p>
      <text:p text:style-name="P8"><text:tab/><text:tab/>param0: 0x0008, <text:span text:style-name="T2">0x0007, 0x0006, 0x0000, 0x0001</text:span></text:p>
      <text:p text:style-name="P8"/>
      <text:p text:style-name="P8">0x800F<text:tab/>Unknown parameter setup</text:p>
      <text:p text:style-name="P1"><text:tab/><text:tab/><text:span text:style-name="T1">param0: 0x000A (usually), 0x0000 (sometimes...)</text:span></text:p>
      <text:p text:style-name="P1"/>
      <text:p text:style-name="P1">0x8012<text:tab/>Set laser power</text:p>
      <text:p text:style-name="P1"><text:tab/><text:tab/><text:span text:style-name="T1">90% = 3685; 50% = 2047; 33% = 1351</text:span></text:p>
      <text:p text:style-name="P1"><text:tab/><text:tab/><text:span text:style-name="T1">param0: 1 unit = 0.02443% (max=4095 presumably)</text:span></text:p>
      <text:p text:style-name="P1"/>
      <text:p text:style-name="P1">0x801B<text:tab/>Related to q switch frequency</text:p>
      <text:p text:style-name="P7"><text:tab/><text:tab/>param0 – period. 1 unit is 50 ns</text:p>
      <text:p text:style-name="P7"/>
      <text:p text:style-name="P9">0x8021<text:tab/>Laser state control</text:p>
      <text:p text:style-name="P9"><text:tab/><text:tab/>param0 – turn it on or off. 1=on. 0=off. </text:p>
      <text:p text:style-name="P1"/>
      <text:p text:style-name="P1">0x8051<text:tab/>Begins a <text:span text:style-name="T8">job (can be used at the head of every packet if you like)</text:span></text:p>
      <text:p text:style-name="P1"><text:tab/><text:tab/><text:span text:style-name="T5">no paramet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13:49:04.291895783</meta:creation-date>
    <dc:date>2021-11-11T11:38:57.914710685</dc:date>
    <meta:editing-duration>P1DT3H38M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41" meta:word-count="273" meta:character-count="1689" meta:non-whitespace-character-count="1396"/>
  </office:meta>
</office:document-meta>
</file>